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f72e"/>
    </style:style>
    <style:style style:name="P2" style:family="paragraph" style:parent-style-name="Text_20_body">
      <style:paragraph-properties fo:line-height="150%"/>
      <style:text-properties officeooo:rsid="0010593e" officeooo:paragraph-rsid="0010593e"/>
    </style:style>
    <style:style style:name="P3" style:family="paragraph" style:parent-style-name="Text_20_body">
      <style:paragraph-properties fo:line-height="150%" fo:text-align="justify" style:justify-single-word="false"/>
      <style:text-properties officeooo:rsid="0010593e" officeooo:paragraph-rsid="0010593e"/>
    </style:style>
    <style:style style:name="P4" style:family="paragraph" style:parent-style-name="Text_20_body">
      <style:paragraph-properties fo:line-height="150%" fo:text-align="justify" style:justify-single-word="false"/>
      <style:text-properties officeooo:paragraph-rsid="0011ea00"/>
    </style:style>
    <style:style style:name="P5" style:family="paragraph" style:parent-style-name="Text_20_body">
      <style:paragraph-properties fo:line-height="150%" fo:text-align="justify" style:justify-single-word="false"/>
      <style:text-properties officeooo:paragraph-rsid="00123048"/>
    </style:style>
    <style:style style:name="P6" style:family="paragraph" style:parent-style-name="Text_20_body">
      <style:paragraph-properties fo:line-height="150%" fo:text-align="justify" style:justify-single-word="false"/>
      <style:text-properties officeooo:paragraph-rsid="0013afb2"/>
    </style:style>
    <style:style style:name="P7" style:family="paragraph" style:parent-style-name="Text_20_body">
      <style:paragraph-properties fo:line-height="150%" fo:text-align="justify" style:justify-single-word="false"/>
      <style:text-properties fo:font-weight="normal" officeooo:paragraph-rsid="0011ea00" style:font-weight-asian="normal" style:font-weight-complex="normal"/>
    </style:style>
    <style:style style:name="P8" style:family="paragraph" style:parent-style-name="Text_20_body">
      <style:paragraph-properties fo:line-height="150%" fo:text-align="justify" style:justify-single-word="false"/>
      <style:text-properties fo:font-weight="normal" officeooo:paragraph-rsid="00123048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officeooo:paragraph-rsid="000ef72e"/>
    </style:style>
    <style:style style:name="P10" style:family="paragraph" style:parent-style-name="Text_20_body">
      <style:paragraph-properties fo:line-height="150%" fo:text-align="justify" style:justify-single-word="false"/>
      <style:text-properties officeooo:rsid="00157b56" officeooo:paragraph-rsid="00157b56"/>
    </style:style>
    <style:style style:name="P11" style:family="paragraph" style:parent-style-name="Text_20_body">
      <style:paragraph-properties fo:line-height="150%" fo:text-align="justify" style:justify-single-word="false"/>
      <style:text-properties officeooo:rsid="00197e96" officeooo:paragraph-rsid="00197e96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0d9fe5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0d9fe5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paragraph-rsid="000d9fe5" style:font-size-asian="16pt" style:language-asian="en" style:country-asian="US" style:font-name-complex="Times New Roman2" style:font-size-complex="16pt" style:language-complex="ar" style:country-complex="SA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bold" officeooo:paragraph-rsid="000d9fe5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0d9fe5" style:font-size-asian="16pt" style:font-size-complex="16pt" fo:hyphenate="false" fo:hyphenation-remain-char-count="2" fo:hyphenation-push-char-count="2"/>
    </style:style>
    <style:style style:name="P17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0d9fe5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8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09f7e3" officeooo:paragraph-rsid="000d9fe5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9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374d17" officeooo:paragraph-rsid="000d9fe5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20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0d9fe5" style:font-size-asian="20pt" style:font-weight-asian="bold" style:font-size-complex="20pt"/>
    </style:style>
    <style:style style:name="P21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fo:font-weight="bold" officeooo:rsid="000d9fe5" officeooo:paragraph-rsid="000d9fe5" style:font-size-asian="20pt" style:font-weight-asian="bold" style:font-size-complex="20pt"/>
    </style:style>
    <style:style style:name="P22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officeooo:paragraph-rsid="000d9fe5" style:font-size-asian="20pt" style:font-size-complex="20pt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1">
      <style:text-properties officeooo:paragraph-rsid="000ef72e"/>
    </style:style>
    <style:style style:name="P25" style:family="paragraph" style:parent-style-name="Heading_20_1">
      <style:text-properties officeooo:rsid="000ef72e" officeooo:paragraph-rsid="000ef72e"/>
    </style:style>
    <style:style style:name="P26" style:family="paragraph" style:parent-style-name="List_20_Paragraph" style:list-style-name="WWNum13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157b56"/>
    </style:style>
    <style:style style:name="P27" style:family="paragraph" style:parent-style-name="List_20_Paragraph" style:list-style-name="WWNum13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182d62"/>
    </style:style>
    <style:style style:name="P28" style:family="paragraph" style:parent-style-name="List_20_Paragraph" style:list-style-name="WWNum13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1" fo:font-size="14pt" officeooo:rsid="00182d62" officeooo:paragraph-rsid="00182d62" style:font-size-asian="14pt" style:font-name-complex="Times New Roman2" style:font-size-complex="14pt"/>
    </style:style>
    <style:style style:name="P29" style:family="paragraph" style:parent-style-name="List_20_Paragraph" style:list-style-name="WWNum13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1" fo:font-size="14pt" fo:font-weight="normal" officeooo:rsid="00182d62" officeooo:paragraph-rsid="00182d62" style:font-size-asian="14pt" style:font-weight-asian="normal" style:font-name-complex="Times New Roman2" style:font-size-complex="14pt" style:font-weight-complex="normal"/>
    </style:style>
    <style:style style:name="P30" style:family="paragraph" style:parent-style-name="Text_20_body">
      <style:paragraph-properties fo:line-height="150%"/>
      <style:text-properties officeooo:rsid="0010593e" officeooo:paragraph-rsid="0010593e"/>
    </style:style>
    <style:style style:name="P31" style:family="paragraph" style:parent-style-name="Text_20_body">
      <style:paragraph-properties fo:line-height="150%" fo:text-align="justify" style:justify-single-word="false"/>
      <style:text-properties fo:color="#000000" style:font-name="Times New Roman" officeooo:paragraph-rsid="0010593e" style:font-name-asian="Times New Roman2" style:language-asian="ru" style:country-asian="RU" style:font-name-complex="Times New Roman2"/>
    </style:style>
    <style:style style:name="P32" style:family="paragraph" style:parent-style-name="Text_20_body">
      <style:paragraph-properties fo:line-height="150%" fo:text-align="justify" style:justify-single-word="false"/>
      <style:text-properties fo:font-weight="normal" officeooo:rsid="0013afb2" officeooo:paragraph-rsid="0013afb2" style:font-weight-asian="normal" style:font-weight-complex="normal"/>
    </style:style>
    <style:style style:name="P33" style:family="paragraph" style:parent-style-name="Text_20_body">
      <style:paragraph-properties fo:line-height="150%" fo:text-align="justify" style:justify-single-word="false"/>
      <style:text-properties fo:font-weight="bold" officeooo:rsid="0010593e" officeooo:paragraph-rsid="0013afb2" style:font-weight-asian="bold" style:font-weight-complex="bold"/>
    </style:style>
    <style:style style:name="P34" style:family="paragraph" style:parent-style-name="Text_20_body">
      <style:text-properties officeooo:paragraph-rsid="000ef72e"/>
    </style:style>
    <style:style style:name="P35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4pt" fo:language="ru" fo:country="RU" officeooo:paragraph-rsid="000d9fe5" style:font-size-asian="14pt" style:language-asian="en" style:country-asian="US" style:font-name-complex="Times New Roman2" style:font-size-complex="12pt" style:language-complex="ar" style:country-complex="SA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1" fo:font-size="16pt" fo:language="ru" fo:country="RU" officeooo:rsid="00193a35" officeooo:paragraph-rsid="000d9fe5" style:font-name-asian="Times New Roman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37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0d9fe5" style:font-size-asian="20pt" style:font-weight-asian="bold" style:font-size-complex="20pt"/>
    </style:style>
    <style:style style:name="P38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4pt" officeooo:paragraph-rsid="000d9fe5" style:font-size-asian="14pt" style:font-name-complex="Times New Roman2" style:font-size-complex="14pt" fo:hyphenate="false" fo:hyphenation-remain-char-count="2" fo:hyphenation-push-char-count="2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82d62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97e96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1b4039" style:font-size-asian="14pt" style:font-name-complex="Times New Roman2" style:font-size-complex="14pt"/>
    </style:style>
    <style:style style:name="T5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6" style:family="text">
      <style:text-properties style:font-name="Times New Roman1" fo:language="ru" fo:country="RU" style:language-asian="en" style:country-asian="US" style:font-name-complex="Times New Roman2" style:language-complex="ar" style:country-complex="SA"/>
    </style:style>
    <style:style style:name="T7" style:family="text">
      <style:text-properties style:font-name="Times New Roman1" fo:language="ru" fo:country="RU" officeooo:rsid="0009f7e3" style:language-asian="en" style:country-asian="US" style:font-name-complex="Times New Roman2" style:language-complex="ar" style:country-complex="SA"/>
    </style:style>
    <style:style style:name="T8" style:family="text">
      <style:text-properties officeooo:rsid="000860bf"/>
    </style:style>
    <style:style style:name="T9" style:family="text">
      <style:text-properties officeooo:rsid="0009f7e3"/>
    </style:style>
    <style:style style:name="T10" style:family="text">
      <style:text-properties fo:font-weight="bold" officeooo:rsid="0005e099" style:font-weight-asian="bold"/>
    </style:style>
    <style:style style:name="T11" style:family="text">
      <style:text-properties fo:font-weight="bold" officeooo:rsid="000d9fe5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593e" style:font-weight-asian="bold" style:font-weight-complex="bold"/>
    </style:style>
    <style:style style:name="T14" style:family="text">
      <style:text-properties fo:font-weight="bold" officeooo:rsid="0013afb2" style:font-weight-asian="bold" style:font-weight-complex="bold"/>
    </style:style>
    <style:style style:name="T15" style:family="text">
      <style:text-properties officeooo:rsid="000ef72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0593e" style:font-weight-asian="normal" style:font-weight-complex="normal"/>
    </style:style>
    <style:style style:name="T18" style:family="text">
      <style:text-properties fo:font-weight="normal" officeooo:rsid="00123048" style:font-weight-asian="normal" style:font-weight-complex="normal"/>
    </style:style>
    <style:style style:name="T19" style:family="text">
      <style:text-properties fo:font-weight="normal" officeooo:rsid="0013afb2" style:font-weight-asian="normal" style:font-weight-complex="normal"/>
    </style:style>
    <style:style style:name="T20" style:family="text">
      <style:text-properties officeooo:rsid="00123048"/>
    </style:style>
    <style:style style:name="T21" style:family="text">
      <style:text-properties fo:font-style="italic"/>
    </style:style>
    <style:style style:name="T22" style:family="text">
      <style:text-properties fo:font-style="italic" fo:font-weight="bold" style:font-weight-asian="bold" style:font-weight-complex="bold"/>
    </style:style>
    <style:style style:name="T23" style:family="text">
      <style:text-properties officeooo:rsid="00157b5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4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15"/>
      <text:p text:style-name="P13"><text:span text:style-name="T9">Ф</text:span>акультет: «Информационные технологии и прикладная математика»</text:p>
      <text:p text:style-name="P12">Кафедра: 806 «Вычислительная математика и программирование»</text:p>
      <text:p text:style-name="P20"/>
      <text:p text:style-name="P21">Лабороторная работа № 2 по курсу </text:p>
      <text:p text:style-name="P22"><text:span text:style-name="T10">по курсу «</text:span><text:span text:style-name="T11">Операционные системы</text:span><text:span text:style-name="T10">»</text:span></text:p>
      <text:p text:style-name="P37"/>
      <text:p text:style-name="P37"/>
      <text:p text:style-name="P16"><text:span text:style-name="T7"><text:tab/><text:tab/><text:tab/><text:tab/><text:tab/><text:tab/>Г</text:span><text:span text:style-name="T6">руппа: M8o-107Б</text:span></text:p>
      <text:p text:style-name="P17">Студент:</text:p>
      <text:p text:style-name="P18">Токарев Никита Станиславович</text:p>
      <text:p text:style-name="P17">Преподаватель:</text:p>
      <text:p text:style-name="P36"><text:tab/><text:tab/><text:tab/><text:tab/><text:tab/><text:tab/>Миронов Евгений Сергеевич</text:p>
      <text:p text:style-name="P17">Оценка:</text:p>
      <text:p text:style-name="P17">Дата:</text:p>
      <text:p text:style-name="P19">Москва,201<text:span text:style-name="T8">9</text:span></text:p>
      <text:p text:style-name="P19"/>
      <text:p text:style-name="P19"/>
      <text:p text:style-name="P38"/>
      <text:h text:style-name="P24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3"><text:a xlink:type="simple" xlink:href="#__RefHeading___Toc1657_3709866927" text:style-name="Index_20_Link" text:visited-style-name="Index_20_Link">1.Постановка задачи<text:tab/>2</text:a></text:p>
          <text:p text:style-name="P23"><text:a xlink:type="simple" xlink:href="#__RefHeading___Toc1659_3709866927" text:style-name="Index_20_Link" text:visited-style-name="Index_20_Link">2.Структура программы<text:tab/>2</text:a></text:p>
          <text:p text:style-name="P23"><text:a xlink:type="simple" xlink:href="#__RefHeading___Toc1661_3709866927" text:style-name="Index_20_Link" text:visited-style-name="Index_20_Link">3.Описание программы<text:tab/>3</text:a></text:p>
          <text:p text:style-name="P23"><text:a xlink:type="simple" xlink:href="#__RefHeading___Toc1663_3709866927" text:style-name="Index_20_Link" text:visited-style-name="Index_20_Link">4.Листинг программы<text:tab/>4</text:a></text:p>
          <text:p text:style-name="P23"><text:a xlink:type="simple" xlink:href="#__RefHeading___Toc1665_3709866927" text:style-name="Index_20_Link" text:visited-style-name="Index_20_Link">5.Результат работы<text:tab/>7</text:a></text:p>
          <text:p text:style-name="P23"><text:a xlink:type="simple" xlink:href="#__RefHeading___Toc1667_3709866927" text:style-name="Index_20_Link" text:visited-style-name="Index_20_Link">6.Вывод<text:tab/>7</text:a></text:p>
        </text:index-body>
      </text:table-of-content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p text:style-name="P1"/>
      <text:p text:style-name="P1"/>
      <text:p text:style-name="P1"/>
      <text:p text:style-name="P1"/>
      <text:h text:style-name="P24" text:outline-level="1"/>
      <text:p text:style-name="P1"/>
      <text:h text:style-name="P24" text:outline-level="1"><text:soft-page-break/></text:h>
      <text:h text:style-name="P24" text:outline-level="1"><text:bookmark-start text:name="__RefHeading___Toc1657_3709866927"/><text:span text:style-name="T15">1.</text:span>Постановка задачи<text:bookmark-end text:name="__RefHeading___Toc1657_3709866927"/></text:h>
      <text:p text:style-name="P1"/>
      <text:p text:style-name="P2">Вариант № 14:</text:p>
      <text:p text:style-name="P31">Родительский процесс считывает числа со стандартного входного ввода. Дочерний процесс вычисляет квадратный корень этих чисел и передает результаты на печать родительскому процессу.</text:p>
      <text:h text:style-name="P25" text:outline-level="1"><text:bookmark-start text:name="__RefHeading___Toc1659_3709866927"/>2.Структура программы<text:bookmark-end text:name="__RefHeading___Toc1659_3709866927"/></text:h>
      <text:p text:style-name="P1"/>
      <text:p text:style-name="P2">В данной работе в моя программа состоит из двух файлов:</text:p>
      <text:p text:style-name="P2">1. main.c</text:p>
      <text:p text:style-name="P2">2. Makefile</text:p>
      <text:p text:style-name="P3">Также в моей программе используются такие системные вызовы: read, write, pipe, fork, close.</text:p>
      <text:h text:style-name="P25" text:outline-level="1"><text:bookmark-start text:name="__RefHeading___Toc1661_3709866927"/>3.Описание программы<text:bookmark-end text:name="__RefHeading___Toc1661_3709866927"/></text:h>
      <text:p text:style-name="P1"/>
      <text:p text:style-name="P2">Системный вызов: <text:span text:style-name="T12">int read(int fd, void * ptr, int numbytes)</text:span></text:p>
      <text:p text:style-name="P3"><text:tab/>Системный вызов <text:span text:style-name="Emphasis">read</text:span> выполняет чтение из файла в буфер указанное количество байт. Аргумент <text:span text:style-name="Emphasis">fd</text:span> — файловый дескриптор, <text:span text:style-name="Emphasis">ptr</text:span> — указатель на область памяти, куда записывать данные и <text:span text:style-name="Emphasis">numbytes</text:span> — количество байт, которые необходимо прочитать из файла и записать в <text:span text:style-name="Emphasis">ptr</text:span>. Возвращает число реально прочитанных байт при успешном чтении, 0 — если достигнут конец файла и отрицательное число, если произошла ошибка чтения.</text:p>
      <text:p text:style-name="P3">Системный вызов: <text:span text:style-name="T12">int read(int fd, void * ptr, int numbytes)</text:span></text:p>
      <text:p text:style-name="P3"><text:soft-page-break/><text:span text:style-name="T16"><text:tab/>Принцип работы аналогичный </text:span><text:span text:style-name="T18">как и у read</text:span><text:span text:style-name="T16">. Функция пытается записать в файл с файловым дискриптором </text:span><text:span text:style-name="Emphasis"><text:span text:style-name="T16">fd</text:span></text:span><text:span text:style-name="T16">, данный из буффера </text:span><text:span text:style-name="Emphasis"><text:span text:style-name="T16">ptr</text:span></text:span><text:span text:style-name="T16">, в количестве байт </text:span><text:span text:style-name="Emphasis"><text:span text:style-name="T16">numbytes</text:span></text:span><text:span text:style-name="T16">.</text:span></text:p>
      <text:p text:style-name="P4"><text:span text:style-name="T17">Системный вызов:</text:span><text:span text:style-name="T13"> </text:span><text:span text:style-name="T12">int close(int fd)</text:span></text:p>
      <text:p text:style-name="P7"><text:tab/>Он закрывает открытый дескриптор.</text:p>
      <text:p text:style-name="P5"><text:span text:style-name="T18">Системный вызов: </text:span><text:span text:style-name="T12">int pipe(int </text:span><text:span text:style-name="T22">pipefd</text:span><text:span text:style-name="T12">[2]);</text:span></text:p>
      <text:p text:style-name="P8">pipe() создаёт однонаправленный канал данных, который можно использовать для взаимодействия между процессами. Массив <text:span text:style-name="T21">pipefd</text:span> используется для возврата двух файловых <text:span text:style-name="T20">дескрипторов,</text:span> указывающих на концы канала. <text:span text:style-name="T21">pipefd[0]</text:span> указывает на конец канала для чтения. <text:span text:style-name="T21">pipefd[1]</text:span> указывает на конец канала для записи. Данные, записанные в конец канала, буферизируются ядром до тех пор, пока не будут прочитаны из конца канала для чтения.</text:p>
      <text:p text:style-name="P6"><text:span text:style-name="T19">Системный вызов: </text:span><text:span text:style-name="T14">fork()</text:span></text:p>
      <text:p text:style-name="P32">Cоздает новый процесс (потомок).</text:p>
      <text:p text:style-name="P10"><text:span text:style-name="T19">А</text:span><text:span text:style-name="T16">лгоритм работы:</text:span></text:p>
      <text:list xml:id="list2968927899" text:style-name="WWNum13">
        <text:list-item>
          <text:p text:style-name="P26"><text:span text:style-name="T1">Используя системный вызов </text:span><text:span text:style-name="T5">pipe</text:span><text:span text:style-name="T1"> <text:s/></text:span><text:span text:style-name="T2">для </text:span><text:span text:style-name="T1">созд</text:span><text:span text:style-name="T2">ания</text:span><text:span text:style-name="T1"> 2-</text:span><text:span text:style-name="T2">х</text:span><text:span text:style-name="T1"> канал</text:span><text:span text:style-name="T2">ов.</text:span></text:p>
        </text:list-item>
        <text:list-item>
          <text:p text:style-name="P26"><text:span text:style-name="T1">Используя системный вызов </text:span><text:span text:style-name="T5">fork </text:span><text:span text:style-name="T1">созда</text:span><text:span text:style-name="T2">ю</text:span><text:span text:style-name="T1"> дочерний процесс.</text:span></text:p>
        </text:list-item>
        <text:list-item>
          <text:p text:style-name="P27"><text:span text:style-name="T1">В родительском процессе считывать данные </text:span><text:span text:style-name="T5">c</text:span><text:span text:style-name="T1">о стандартного потока: while(scanf("%lf", &amp;begin_str) != EOF) ;</text:span></text:p>
        </text:list-item>
        <text:list-item>
          <text:p text:style-name="P27"><text:span text:style-name="T1">Как в родительском процессе данные считались,</text:span><text:span text:style-name="T2">записываю их в канал: write(p1[1], &amp;begin_str, sizeof(double)); Затем родительский процесс приостанавливается благодаря условию в дочернем процессе: while(read(p1[0], &amp;middle_str,sizeof(double))), то есть после записи в трубу(pipe), данные считываются с помощью системного вызова read в дочернем процессе.</text:span></text:p>
        </text:list-item>
        <text:list-item>
          <text:p text:style-name="P28"><text:soft-page-break/>Подсчет корня переданного значения и запись в другой pipe: <text:s text:c="2"/>write(p2[1], &amp;middle_str, sizeof(double));</text:p>
        </text:list-item>
        <text:list-item>
          <text:p text:style-name="P29">Считывание данных в родительском процессе : read(p2[0], &amp;begin_str, sizeof(double)); <text:s/>и печать <text:s/>printf("%.3lf^(1/2) = %.3lf\n",for_result, begin_str); </text:p>
        </text:list-item>
      </text:list>
      <text:p text:style-name="P33"/>
      <text:h text:style-name="P25" text:outline-level="1"><text:bookmark-start text:name="__RefHeading___Toc1663_3709866927"/>4.Листинг программы<text:bookmark-end text:name="__RefHeading___Toc1663_3709866927"/></text:h>
      <text:p text:style-name="P1"/>
      <text:p text:style-name="P1">//<text:span text:style-name="T23">main.cpp</text:span></text:p>
      <text:p text:style-name="P1">#include &lt;stdio.h&gt;</text:p>
      <text:p text:style-name="P1">#include &lt;stdlib.h&gt;</text:p>
      <text:p text:style-name="P1">#include &lt;unistd.h&gt;</text:p>
      <text:p text:style-name="P1">#include &lt;string.h&gt;</text:p>
      <text:p text:style-name="P1">#include &lt;math.h&gt;</text:p>
      <text:p text:style-name="P1">#include &lt;sys/types.h&gt;</text:p>
      <text:p text:style-name="P1">#include &lt;sys/wait.h&gt;</text:p>
      <text:p text:style-name="P1">#define eror_pipe <text:s/>1</text:p>
      <text:p text:style-name="P1">#define eror_fork <text:s/>2</text:p>
      <text:p text:style-name="P1">#define read_failed 4</text:p>
      <text:p text:style-name="P1">#define write_failed 5</text:p>
      <text:p text:style-name="P1"/>
      <text:p text:style-name="P1"/>
      <text:p text:style-name="P1">int main(void) {</text:p>
      <text:p text:style-name="P1"><text:s text:c="4"/>int p1[2],p2[2];</text:p>
      <text:p text:style-name="P1"><text:s text:c="4"/>if (pipe(p1) &lt; 0) {</text:p>
      <text:p text:style-name="P1"><text:s text:c="8"/>perror("pipe_failed");</text:p>
      <text:p text:style-name="P1"><text:s text:c="8"/>exit(eror_pipe);</text:p>
      <text:p text:style-name="P1"><text:soft-page-break/><text:s text:c="4"/>}</text:p>
      <text:p text:style-name="P1"><text:s text:c="4"/>if (pipe(p2) &lt; 0) {</text:p>
      <text:p text:style-name="P1"><text:s text:c="8"/>perror("pipe_failed");</text:p>
      <text:p text:style-name="P1"><text:s text:c="8"/>exit(eror_pipe);</text:p>
      <text:p text:style-name="P1"><text:s text:c="4"/>}</text:p>
      <text:p text:style-name="P1"><text:s text:c="4"/>pid_t pid = fork();</text:p>
      <text:p text:style-name="P1"><text:s text:c="4"/>if (pid &lt; 0) {</text:p>
      <text:p text:style-name="P1"><text:s text:c="8"/>perror("fork_failed");</text:p>
      <text:p text:style-name="P1"><text:s text:c="8"/>exit(eror_fork);</text:p>
      <text:p text:style-name="P1"><text:s text:c="4"/>} else if (pid == 0) {</text:p>
      <text:p text:style-name="P1"><text:s text:c="8"/>double middle_str;</text:p>
      <text:p text:style-name="P1"><text:s text:c="8"/>close(p1[1]);</text:p>
      <text:p text:style-name="P1"><text:s text:c="8"/>close(p2[0]);</text:p>
      <text:p text:style-name="P1"><text:s text:c="8"/>while(read(p1[0], &amp;middle_str,sizeof(double)) &gt; 0) {</text:p>
      <text:p text:style-name="P1"><text:s text:c="12"/>middle_str = pow(middle_str,0.5);</text:p>
      <text:p text:style-name="P1"><text:s text:c="12"/>if(write(p2[1], &amp;middle_str, sizeof(double)) &lt; 0) {</text:p>
      <text:p text:style-name="P1"><text:s text:c="16"/>perror("write_failed");</text:p>
      <text:p text:style-name="P1"><text:s text:c="16"/>exit(write_failed);</text:p>
      <text:p text:style-name="P1"><text:s text:c="12"/>}</text:p>
      <text:p text:style-name="P1"><text:s text:c="8"/>}</text:p>
      <text:p text:style-name="P1"><text:s text:c="8"/>close(p1[0]);</text:p>
      <text:p text:style-name="P1"><text:s text:c="8"/>close(p2[1]);</text:p>
      <text:p text:style-name="P1"><text:s text:c="4"/>} else {</text:p>
      <text:p text:style-name="P1"><text:s text:c="8"/>double begin_str;</text:p>
      <text:p text:style-name="P1"><text:s text:c="8"/>double for_result;</text:p>
      <text:p text:style-name="P1"><text:s text:c="8"/>close(p1[0]);</text:p>
      <text:p text:style-name="P1"><text:s text:c="8"/>close(p2[1]);</text:p>
      <text:p text:style-name="P1"><text:soft-page-break/><text:s text:c="8"/>while(scanf("%lf", &amp;begin_str) &gt; 0) {</text:p>
      <text:p text:style-name="P1"><text:s text:c="12"/>if(begin_str &gt;= 0) {</text:p>
      <text:p text:style-name="P1"><text:s text:c="16"/>for_result = begin_str;</text:p>
      <text:p text:style-name="P1"><text:s text:c="16"/>if(write(p1[1], &amp;begin_str, sizeof(double)) &lt; 0) {</text:p>
      <text:p text:style-name="P1"><text:s text:c="20"/>perror("write_failed");</text:p>
      <text:p text:style-name="P1"><text:s text:c="20"/>exit(write_failed);</text:p>
      <text:p text:style-name="P1"><text:s text:c="16"/>}</text:p>
      <text:p text:style-name="P1"><text:s text:c="16"/>if(read(p2[0], &amp;begin_str, sizeof(double)) &lt; 0) {</text:p>
      <text:p text:style-name="P1"><text:s text:c="20"/>perror("read_failed");</text:p>
      <text:p text:style-name="P1"><text:s text:c="20"/>exit(read_failed);</text:p>
      <text:p text:style-name="P1"><text:s text:c="16"/>}</text:p>
      <text:p text:style-name="P1"><text:s text:c="16"/>printf("%.3lf^(1/2) = %.3lf\n",for_result, begin_str); </text:p>
      <text:p text:style-name="P1"><text:s text:c="12"/>} </text:p>
      <text:p text:style-name="P1"><text:s text:c="8"/>}</text:p>
      <text:p text:style-name="P1"><text:s text:c="8"/>close(p2[0]);</text:p>
      <text:p text:style-name="P1"><text:s text:c="8"/>close(p1[1]); </text:p>
      <text:p text:style-name="P1"><text:s text:c="4"/>}</text:p>
      <text:p text:style-name="P1"><text:s text:c="4"/>return 0;</text:p>
      <text:p text:style-name="P1">}</text:p>
      <text:p text:style-name="P1">//<text:span text:style-name="T23">Makefile</text:span></text:p>
      <text:p text:style-name="P1">CC = gcc</text:p>
      <text:p text:style-name="P1"/>
      <text:p text:style-name="P1">CFLAGS = -g -std=c99 -Wextra <text:s/>-pedantic -Werror -lm</text:p>
      <text:p text:style-name="P1"/>
      <text:p text:style-name="P1">OBJ = main.o </text:p>
      <text:p text:style-name="P1"/>
      <text:p text:style-name="P1">main: l2v14.o</text:p>
      <text:p text:style-name="P1"><text:soft-page-break/><text:tab/>$(CC) $(CCFLAGS) -o main l2v14.o -lm </text:p>
      <text:p text:style-name="P1"/>
      <text:p text:style-name="P1">l2v14.o: l2v14.c</text:p>
      <text:p text:style-name="P1"/>
      <text:p text:style-name="P1">clean:</text:p>
      <text:p text:style-name="P1"><text:tab/>@rm -r *.o main</text:p>
      <text:h text:style-name="P25" text:outline-level="1"><text:bookmark-start text:name="__RefHeading___Toc1665_3709866927"/>5.Результат работы<text:bookmark-end text:name="__RefHeading___Toc1665_3709866927"/></text:h>
      <text:p text:style-name="P1"/>
      <text:p text:style-name="P9">nikita@nikita-HP:~/oc/lr2v14$ ./main</text:p>
      <text:p text:style-name="P9">5</text:p>
      <text:p text:style-name="P9">5.000^(1/2) = 2.236</text:p>
      <text:p text:style-name="P9">2</text:p>
      <text:p text:style-name="P9">2.000^(1/2) = 1.414</text:p>
      <text:p text:style-name="P9">3</text:p>
      <text:p text:style-name="P9">3.000^(1/2) = 1.732</text:p>
      <text:p text:style-name="P9">121</text:p>
      <text:p text:style-name="P9">121.000^(1/2) = 11.000</text:p>
      <text:p text:style-name="P9">45454</text:p>
      <text:p text:style-name="P9">45454.000^(1/2) = 213.199</text:p>
      <text:p text:style-name="P9">-3</text:p>
      <text:p text:style-name="P9">-10</text:p>
      <text:p text:style-name="P9">0</text:p>
      <text:p text:style-name="P9">0.000^(1/2) = 0.000</text:p>
      <text:h text:style-name="P25" text:outline-level="1"><text:soft-page-break/></text:h>
      <text:h text:style-name="P25" text:outline-level="1"><text:bookmark-start text:name="__RefHeading___Toc1667_3709866927"/>6.Вывод<text:bookmark-end text:name="__RefHeading___Toc1667_3709866927"/></text:h>
      <text:p text:style-name="P11"><text:span text:style-name="T3">Т</text:span><text:span text:style-name="T1">аким образом с помощью системного вызова fork() можно создать дочерний процесс, который может взаимодействовать с родительским. В данном случае для передачи данных между родственными процессами можно использовать системный вызов pipe, который как по мне является довольно универсальным и удобным. </text:span><text:span text:style-name="T4">Также системные вызов write и read являются низкоуровневыми системными вызовами, осуществляющие запись и чтение файла соответственно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fo:font-size="14pt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22:19:35.537363823</meta:creation-date>
    <dc:date>2019-10-18T13:17:01.487562872</dc:date>
    <meta:editing-duration>PT1H39M53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9" meta:paragraph-count="138" meta:word-count="665" meta:character-count="5585" meta:non-whitespace-character-count="4546"/>
  </office:meta>
</office:document-meta>
</file>